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8" style:family="paragraph" style:parent-style-name="Standard">
      <style:paragraph-properties fo:margin-top="0in" fo:margin-bottom="0in" fo:line-height="100%"/>
      <style:text-properties style:font-name="Georgia" fo:font-size="10.5pt" style:font-size-asian="10.5pt" style:font-size-complex="10.5pt"/>
    </style:style>
    <style:style style:name="P9" style:family="paragraph" style:parent-style-name="Standard">
      <style:paragraph-properties fo:margin-top="0in" fo:margin-bottom="0in" fo:line-height="100%"/>
      <style:text-properties fo:color="#000000" style:font-name="Georgia" fo:font-size="10.5pt" style:font-size-asian="10.5pt" style:font-size-complex="10.5pt"/>
    </style:style>
    <style:style style:name="P1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1" style:family="paragraph" style:parent-style-name="_5b_Normal_5d_">
      <style:paragraph-properties fo:margin-top="0in" fo:margin-bottom="0in" fo:line-height="100%"/>
      <style:text-properties fo:color="#000000" style:font-name="Georgia" fo:font-size="10.5pt" style:font-size-asian="10.5pt" style:font-size-complex="10.5pt"/>
    </style:style>
    <style:style style:name="P12" style:family="paragraph" style:parent-style-name="_5b_Normal_5d_">
      <style:paragraph-properties fo:margin-top="0in" fo:margin-bottom="0in" fo:line-height="100%"/>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3" style:family="paragraph" style:parent-style-name="_5b_Normal_5d_">
      <style:paragraph-properties fo:margin-top="0in" fo:margin-bottom="0in" fo:line-height="100%"/>
      <style:text-properties fo:color="#000000" fo:font-size="10.5pt" style:font-size-asian="10.5pt" style:font-size-complex="10.5pt"/>
    </style:style>
    <style:style style:name="P14" style:family="paragraph" style:parent-style-name="_5b_Normal_5d_">
      <style:paragraph-properties fo:margin-top="0in" fo:margin-bottom="0in" fo:line-height="100%"/>
      <style:text-properties style:font-name="Georgia" fo:font-size="10.5pt" style:font-size-asian="10.5pt" style:font-size-complex="10.5pt"/>
    </style:style>
    <style:style style:name="P15" style:family="paragraph" style:parent-style-name="BODY">
      <style:paragraph-properties fo:margin-top="0in" fo:margin-bottom="0in" fo:line-height="100%"/>
      <style:text-properties fo:color="#000000" style:font-name="Georgia" fo:font-size="10.5pt" style:font-size-asian="10.5pt" style:font-size-complex="10.5pt"/>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fo:language="zxx" fo:country="none" style:font-name-asian="Georgia" style:language-asian="zxx" style:country-asian="none" style:font-name-complex="Georgia" style:language-complex="zxx" style:country-complex="none"/>
    </style:style>
    <style:style style:name="T5" style:family="text">
      <style:text-properties fo:language="zxx" fo:country="none" style:font-name-asian="Georgia" style:language-asian="zxx" style:country-asian="none" style:font-name-complex="Times New Roman" style:language-complex="zxx" style:country-complex="none"/>
    </style:style>
    <style:style style:name="T6" style:family="text">
      <style:text-properties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7"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8" style:family="text">
      <style:text-properties style:font-name="Georgia" fo:language="none" fo:country="none" style:font-name-asian="Georgia" style:language-asian="none" style:country-asian="none" style:font-name-complex="Georgia" style:language-complex="none" style:country-complex="none"/>
    </style:style>
    <style:style style:name="T9"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10" style:family="text">
      <style:text-properties style:font-name="Georgia" fo:language="zxx" fo:country="none" style:font-name-asian="Georgia" style:language-asian="zxx" style:country-asian="none" style:font-name-complex="Georgia" style:language-complex="zxx" style:country-complex="none"/>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3"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language="none" fo:country="none" style:language-asian="none" style:country-asian="none" style:language-complex="none" style:country-complex="none"/>
    </style:style>
    <style:style style:name="T15" style:family="text">
      <style:text-properties fo:color="#000000" fo:language="zxx" fo:country="none" style:font-name-asian="Georgia" style:language-asian="zxx" style:country-asian="none" style:font-name-complex="Georgia" style:language-complex="zxx" style:country-complex="none"/>
    </style:style>
    <style:style style:name="T16" style:family="text">
      <style:text-properties fo:color="#000000" fo:language="zxx" fo:country="none" style:font-name-asian="Georgia" style:language-asian="zxx" style:country-asian="none" style:font-name-complex="Times New Roman" style:language-complex="zxx" style:country-complex="none"/>
    </style:style>
    <style:style style:name="T17" style:family="text">
      <style:text-properties fo:color="#000000" fo:language="zxx" fo:country="none" fo:font-weight="bold" style:font-name-asian="Georgia" style:language-asian="zxx" style:country-asian="none" style:font-weight-asian="bold" style:font-name-complex="Georgia" style:language-complex="zxx"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ho You Spend Time With</text:p>
      <text:p text:style-name="P1"/>
      <text:p text:style-name="P2"><text:span text:style-name="T1">Read:</text:span><text:span text:style-name="T3"> Acts 4:13-21 and 5:17-22</text:span></text:p>
      <text:p text:style-name="P3"/>
      <text:p text:style-name="P4"><text:span text:style-name="T1">Text:</text:span><text:span text:style-name="T3"> </text:span><text:span text:style-name="T15">Acts 4:13 "Now when they saw the boldness of Peter and John, and perceived that they were unlearned and ignorant men, they marvelled; and they took knowledge of them, that they had been with Jesus."</text:span></text:p>
      <text:p text:style-name="P5"/>
      <text:h text:style-name="P4" text:outline-level="3"><text:span text:style-name="T1">Introduction:</text:span><text:span text:style-name="T3"> </text:span></text:h>
      <text:h text:style-name="P5" text:outline-level="3"/>
      <text:h text:style-name="P4" text:outline-level="3"/>
      <text:p text:style-name="P11"><text:span text:style-name="T7">What others saw:</text:span><text:span text:style-name="T4"> 1). Unlearned <text:s/>2). Ignorant <text:s/>3). Been with Jesus. </text:span></text:p>
      <text:p text:style-name="P11"><text:span text:style-name="T4">Acts 4:13 "Now when they saw the boldness of Peter and John, and perceived that they were unlearned and ignorant men, they marvelled; and they took knowledge of them, that they had been with Jesus."</text:span></text:p>
      <text:p text:style-name="P11"><text:span text:style-name="T4"><text:s text:c="2"/>Have you ever wondered what others see when they see you? Do you act in any particular way to impress others? Do you dress to impress? Do you dress to attract others. Do you dress or act in any particular way to bring glory to God? Do others recognize Christ in you?</text:span></text:p>
      <text:p text:style-name="P11"><text:span text:style-name="T4"/></text:p>
      <text:p text:style-name="P13"><text:span text:style-name="T9">What God commanded:</text:span><text:span text:style-name="T10"> Go, Stand, Speak. </text:span><text:span text:style-name="T8">Acts 5:19-20 “But the angel of the Lord by night opened the prison doors, and brought them forth, and said, Go, stand and speak in the temple to the people all the words of this life.”</text:span></text:p>
      <text:p text:style-name="P13"><text:span text:style-name="T8"><text:s text:c="2"/>There are three, one word, commands here. First we are commanded to Go. The Great commission commands us to “...Go ye into all the world...”</text:span></text:p>
      <text:p text:style-name="P13"><text:span text:style-name="T8">The world is never commanded to come to church. The church is com-manded to go to where they are. Secondly we are commanded to Stand. We live in a world of churches and pastors who are trying to reach their world by compromise and bending to the whim of the age. What a difference when they stand up for uncompromising truth! Third we are</text:span></text:p>
      <text:p text:style-name="P13"><text:span text:style-name="T8">commanded to Speak. There are no undercover Christians. </text:span><text:span text:style-name="T10">A silent test-imony is no testimony at all.</text:span></text:p>
      <text:p text:style-name="P11"><text:span text:style-name="T4"/></text:p>
      <text:p text:style-name="P11"><text:span text:style-name="T13">What others said:</text:span><text:span text:style-name="T11"> “Don't speak in His name.” Acts 5:40 “...when they had called the apostles, and beaten </text:span><text:span text:style-name="T12">them,</text:span><text:span text:style-name="T11"> they commanded that they should not speak in the name of Jesus...” Have you noticed that every religion is tolerated and respected in this country except for the fund-amental Bible believing Christian. Don't speak in His name in the market-place. Don't speak in His name at work. Save your talk about Him for church.</text:span></text:p>
      <text:p text:style-name="P11"><text:span text:style-name="T11"/></text:p>
      <text:p text:style-name="P11"><text:span text:style-name="T7">What they chose:</text:span><text:span text:style-name="T4"> To obey God. </text:span><text:span text:style-name="T11">Acts 5:29 “Then Peter and the </text:span><text:span text:style-name="T12">other</text:span><text:span text:style-name="T11"> apostles answered and said, We ought to obey God rather than men.” This week we have heard about a Hollywood Big Wig who abused, molested and sexually harassed numberless women who were trying to become successful actresses. As commentators have talked about it many are saying that these girls didn't have a choice. They are wrong. Everyone of them had a choice. Some chose not to play his game and failed to be successful in Hollywood. Others chose to go along to get along and they are icons to many fans. I have no respect for one who would sin for a chance at fame. I have great respect for those who chose to walk away and kept their character and dignity.</text:span></text:p>
      <text:p text:style-name="P11"><text:span text:style-name="T11"><text:s text:c="2"/>Peter and John chose to obey God and reject man's challenge.</text:span></text:p>
      <text:p text:style-name="P15"><text:span text:style-name="T4"/></text:p>
      <text:p text:style-name="P12"><text:span text:style-name="T2">What they did:</text:span> spoke regularily of Christ. <text:span text:style-name="T14">Acts 4:20 “For we cannot but speak the things which we have seen and heard.” </text:span>Acts 5:42 "And daily in the temple, and in every house, they ceased not to teach and preach Jesus Christ." They could not be silenced. Everywhere they went they talked about Jesus. It was Jesus at breakfast and Jesus when they were on break. They spoke of Him at home, at work, and in the evening time. They even talked about Him in their sleep. </text:p>
      <text:p text:style-name="P9"/>
      <text:p text:style-name="P11"><text:span text:style-name="T7">What they were called:</text:span><text:span text:style-name="T4"> "Christians." </text:span><text:span text:style-name="T6">Acts 11:26 "</text:span><text:span text:style-name="T4">...And the disciples were called Christians first in Antioch." It was not necessarily meant as a compliment but they looked and acted so much like Christ that someone started calling them Christians. Today, as well, those who look and act and talk like Him are called Christians.</text:span></text:p>
      <text:p text:style-name="P11"><text:span text:style-name="T4"/></text:p>
      <text:p text:style-name="P14"><text:span text:style-name="T17">Conclude:</text:span><text:span text:style-name="T15"> </text:span><text:span text:style-name="T16">Who you read (spend time with) is who you quote: </text:span><text:span text:style-name="T3">Who you admire (spend time with) is who you mimic: Who you adore (spend time with) is who you resemble: similar attitude, similar outlook, similar motivation. </text:span><text:span text:style-name="T15">Who we spend time with is revealed through how we behave and the character that we exhib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10-13T20:31:16.75</dc:date>
    <meta:editing-duration>P1DT1H18M44S</meta:editing-duration>
    <meta:generator>OpenOffice/4.1.3$Win32 OpenOffice.org_project/413m1$Build-9783</meta:generator>
    <meta:document-statistic meta:table-count="0" meta:image-count="0" meta:object-count="0" meta:page-count="1" meta:paragraph-count="17" meta:word-count="706" meta:character-count="39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